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a69" officeooo:paragraph-rsid="00046a69"/>
    </style:style>
    <style:style style:name="P2" style:family="paragraph" style:parent-style-name="Standard">
      <style:paragraph-properties fo:text-align="end" style:justify-single-word="false"/>
      <style:text-properties officeooo:rsid="00046a69" officeooo:paragraph-rsid="00046a69"/>
    </style:style>
    <style:style style:name="P3" style:family="paragraph" style:parent-style-name="Standard">
      <style:text-properties fo:font-weight="normal" officeooo:rsid="0031e446" officeooo:paragraph-rsid="0031e446" style:font-weight-asian="normal" style:font-weight-complex="normal"/>
    </style:style>
    <style:style style:name="P4" style:family="paragraph" style:parent-style-name="Standard">
      <style:text-properties fo:font-weight="bold" officeooo:rsid="0031e446" officeooo:paragraph-rsid="0031e446" style:font-weight-asian="bold" style:font-weight-complex="bold"/>
    </style:style>
    <style:style style:name="P5" style:family="paragraph" style:parent-style-name="Standard">
      <style:text-properties fo:font-weight="normal" officeooo:rsid="0031e446" officeooo:paragraph-rsid="0031e446" style:font-weight-asian="normal" style:font-weight-complex="normal"/>
    </style:style>
    <style:style style:name="P6" style:family="paragraph" style:parent-style-name="Standard">
      <style:text-properties fo:font-weight="normal" officeooo:rsid="00331d2a" officeooo:paragraph-rsid="00331d2a" style:font-weight-asian="normal" style:font-weight-complex="normal"/>
    </style:style>
    <style:style style:name="P7" style:family="paragraph" style:parent-style-name="Standard">
      <style:text-properties fo:font-weight="normal" officeooo:rsid="0033c338" officeooo:paragraph-rsid="0033c338" style:font-weight-asian="normal" style:font-weight-complex="normal"/>
    </style:style>
    <style:style style:name="P8" style:family="paragraph" style:parent-style-name="Standard">
      <style:text-properties fo:font-weight="normal" officeooo:rsid="0033c338" officeooo:paragraph-rsid="003583ab" style:font-weight-asian="normal" style:font-weight-complex="normal"/>
    </style:style>
    <style:style style:name="P9" style:family="paragraph" style:parent-style-name="Standard">
      <style:text-properties fo:font-weight="normal" officeooo:rsid="003583ab" officeooo:paragraph-rsid="003583ab" style:font-weight-asian="normal" style:font-weight-complex="normal"/>
    </style:style>
    <style:style style:name="P10" style:family="paragraph" style:parent-style-name="Standard">
      <style:text-properties fo:font-weight="normal" officeooo:rsid="0039398f" officeooo:paragraph-rsid="0039398f" style:font-weight-asian="normal" style:font-weight-complex="normal"/>
    </style:style>
    <style:style style:name="P11" style:family="paragraph" style:parent-style-name="Standard">
      <style:text-properties fo:font-weight="normal" officeooo:rsid="0039c9f1" officeooo:paragraph-rsid="0039c9f1" style:font-weight-asian="normal" style:font-weight-complex="normal"/>
    </style:style>
    <style:style style:name="P12" style:family="paragraph" style:parent-style-name="Standard">
      <style:text-properties fo:font-weight="normal" officeooo:rsid="003a8e38" officeooo:paragraph-rsid="003a8e38" style:font-weight-asian="normal" style:font-weight-complex="normal"/>
    </style:style>
    <style:style style:name="P13" style:family="paragraph" style:parent-style-name="Standard">
      <style:text-properties fo:font-weight="normal" officeooo:rsid="003b9612" officeooo:paragraph-rsid="003b9612" style:font-weight-asian="normal" style:font-weight-complex="normal"/>
    </style:style>
    <style:style style:name="T1" style:family="text">
      <style:text-properties officeooo:rsid="0031e446"/>
    </style:style>
    <style:style style:name="T2" style:family="text">
      <style:text-properties officeooo:rsid="00347522"/>
    </style:style>
    <style:style style:name="T3" style:family="text">
      <style:text-properties officeooo:rsid="0037df5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officeooo:rsid="003a5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0</text:span>/09/2019</text:p>
      <text:p text:style-name="P1"/>
      <text:p text:style-name="P4">Preguntar a Juanma:</text:p>
      <text:p text:style-name="P3">Probando en casa, he descubierto que la base de datos me incrementa el ID por cada cosa que guardo, es decir, tanto si es un rol como si es un usuario, por lo tanto, si meto dos usuarios (habiendo creado anteriormente sus roles correspondientes) me sale que el primer usuario tiene el ID 2 (en vez de 1, que ha sido asignado a su rol) y el segundo usuario tiene ID 4 (en vez de 2, ya que le ha asignado el 3 a su rol). Entonces, ¿cómo se puede arreglar eso?</text:p>
      <text:p text:style-name="P3"/>
      <text:p text:style-name="P6">Luego lo vemos.</text:p>
      <text:p text:style-name="P6"/>
      <text:p text:style-name="P6"/>
      <text:p text:style-name="P6">Hoy veremos control de errores (tratamiento de excepciones) y la paginación.</text:p>
      <text:p text:style-name="P6"/>
      <text:p text:style-name="P6">Paginación (objetos pageables): se obtienen mediante URL pero si no vienen, lo establecemos nosotros por defecto porque si no, nos traemos todos los elementos a la vez y se lía la cosa porque si por ejemplo son todos los usuarios de Amazon, serían demasiados.</text:p>
      <text:p text:style-name="P6"/>
      <text:p text:style-name="P6">Todas las variables que hagamos se deben inicializar (pero no a null), a un valor por defecto.</text:p>
      <text:p text:style-name="P6"/>
      <text:p text:style-name="P6">¿Cómo se gestionan las colecciones (ArrayList, List, Set)? → Tiene en memoria todos los elementos que contiene, por lo que cuando se recuperen todos los usuarios de la base de datos, cuando llevemos 100000 elementos, están en memoria, por lo que nos quedaremos sin memoria. Para resolver esto, está la paginación (métodos pageables).</text:p>
      <text:p text:style-name="P6"/>
      <text:p text:style-name="P7">Las excepciones deben ser lanzadas en la capa más externa excepto si son necesarias en las capas más internas. <text:span text:style-name="T3">Teniendo en cuenta de que las excepciones “burbujean”, tienen que ser capturadas siempre, bien sea en la capa en la que se producen o en una capa nueva dedicada a capturar todas las excepciones.</text:span></text:p>
      <text:p text:style-name="P7"/>
      <text:p text:style-name="P8">También se puede implementar una clase “filtro” que se encargue de capturar todas las excepciones <text:span text:style-name="T2">(ControllerAdvice)</text:span>, tratarlas y mostrarlas.</text:p>
      <text:p text:style-name="P8"/>
      <text:p text:style-name="P9">Ejercicio:</text:p>
      <text:p text:style-name="P9">- NotFoundException → 404.</text:p>
      <text:p text:style-name="P9">- ValidationEception → 422.</text:p>
      <text:p text:style-name="P9">Controlarlas con el ControllerAdvice y controlar que el usuario tiene 18 o más años cuando se crea y si no, lanza la excepción 422 y el que busca por ID, si no existe el usuario con esa id lance el 404.</text:p>
      <text:p text:style-name="P9"/>
      <text:p text:style-name="P9"/>
      <text:p text:style-name="P10">Relaciones en REST:</text:p>
      <text:p text:style-name="P10">Ahora cuando creamos un usuario tendremos que comprobar que el rol ya está creado porque no podemos crear todos los roles que se quieran, sino que tiene que haber algunos predeterminados en la aplicación.</text:p>
      <text:p text:style-name="P10">Para crear un usuario, tenemos algunas opciones:</text:p>
      <text:p text:style-name="P10">- Una opción en la que enviamos un post con el usuario completo incluyendo el rol completo.</text:p>
      <text:p text:style-name="P10">- Otra opción en la que enviamos un post con el id de usuario y el id del rol.</text:p>
      <text:p text:style-name="P10"/>
      <text:p text:style-name="P11">Tenem<text:span text:style-name="T7">os</text:span> que crear un controlador para rol y que en el controlador de usuario haya un método POST y otro DELETE para unir las relaciones y para quitarle el rol.</text:p>
      <text:p text:style-name="P11">- POST /<text:span text:style-name="T6">user/id</text:span><text:span text:style-name="T5">/role/idRole</text:span></text:p>
      <text:p text:style-name="P11"><text:span text:style-name="T5">- DELETE /user/id/Role</text:span></text:p>
      <text:p text:style-name="P11"><text:soft-page-break/><text:span text:style-name="T5"/></text:p>
      <text:p text:style-name="P12"><text:span text:style-name="T5">Entonces hay que hacer un RoleEntity y un RoleDto.</text:span></text:p>
      <text:p text:style-name="P12"><text:span text:style-name="T5"/></text:p>
      <text:p text:style-name="P13"><text:span text:style-name="T5">Tendremos que crear RoleService (al igual que el UserService) y un RoleRepository (al igual que el UserRepository).</text:span></text:p>
      <text:p text:style-name="P13"><text:span text:style-name="T5"/></text:p>
      <text:p text:style-name="P1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21:47.096355867</meta:creation-date>
    <dc:date>2019-09-30T17:11:24.875268586</dc:date>
    <meta:editing-duration>PT11H53M19S</meta:editing-duration>
    <meta:editing-cycles>56</meta:editing-cycles>
    <meta:generator>LibreOffice/6.1.5.2$Linux_X86_64 LibreOffice_project/10$Build-2</meta:generator>
    <meta:document-statistic meta:table-count="0" meta:image-count="0" meta:object-count="0" meta:page-count="2" meta:paragraph-count="24" meta:word-count="488" meta:character-count="2787" meta:non-whitespace-character-count="2323"/>
  </office:meta>
</office:document-meta>
</file>